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7" style:parent-style-name="Policepardéfaut" style:family="text">
      <style:text-properties fo:font-style="italic" style:font-style-asian="italic" style:font-style-complex="italic"/>
    </style:style>
    <style:style style:name="T8" style:parent-style-name="Policepardéfaut" style:family="text">
      <style:text-properties fo:font-style="italic" style:font-style-asian="italic" style:font-style-complex="italic"/>
    </style:style>
    <style:style style:name="T9" style:parent-style-name="Policepardéfaut" style:family="text">
      <style:text-properties fo:font-size="18pt" style:font-size-asian="18pt" style:font-size-complex="18pt"/>
    </style:style>
    <style:style style:name="T10" style:parent-style-name="StrongEmphasis" style:family="text">
      <style:text-properties fo:font-weight="normal" style:font-weight-asian="normal" style:font-weight-complex="normal"/>
    </style:style>
    <style:style style:name="T11" style:parent-style-name="StrongEmphasis" style:family="text">
      <style:text-properties fo:font-weight="normal" style:font-weight-asian="normal" style:font-weight-complex="normal"/>
    </style:style>
    <style:style style:name="T12" style:parent-style-name="StrongEmphasis" style:family="text">
      <style:text-properties fo:font-weight="normal" style:font-weight-asian="normal" style:font-weight-complex="normal"/>
    </style:style>
    <style:style style:name="T13" style:parent-style-name="StrongEmphasis" style:family="text">
      <style:text-properties fo:font-weight="normal" style:font-weight-asian="normal" style:font-weight-complex="normal"/>
    </style:style>
    <style:style style:name="T14" style:parent-style-name="StrongEmphasis" style:family="text">
      <style:text-properties fo:font-weight="normal" style:font-weight-asian="normal" style:font-weight-complex="normal"/>
    </style:style>
    <style:style style:name="T15" style:parent-style-name="StrongEmphasis" style:family="text">
      <style:text-properties fo:font-weight="normal" style:font-weight-asian="normal" style:font-weight-complex="normal"/>
    </style:style>
    <style:style style:name="P16" style:parent-style-name="Titre2" style:family="paragraph">
      <style:paragraph-properties fo:margin-top="0.2076in" fo:margin-bottom="0.2076in"/>
    </style:style>
    <style:style style:name="T17" style:parent-style-name="StrongEmphasis" style:family="text">
      <style:text-properties style:font-name="Liberation Serif" style:font-name-asian="AR PL KaitiM GB" style:font-name-complex="FreeSans" fo:font-weight="normal" style:font-weight-asian="normal" style:font-weight-complex="normal" style:use-window-font-color="true" fo:font-size="20pt" style:font-size-asian="20pt" style:font-size-complex="20pt"/>
    </style:style>
    <style:style style:name="T18" style:parent-style-name="Policepardéfaut" style:family="text">
      <style:text-properties style:font-name="Liberation Serif" style:font-name-asian="AR PL KaitiM GB" style:font-name-complex="FreeSans" style:use-window-font-color="true" fo:font-size="20pt" style:font-size-asian="20pt" style:font-size-complex="20pt"/>
    </style:style>
    <style:style style:name="P19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20" style:parent-style-name="Titre3" style:family="paragraph">
      <style:paragraph-properties fo:margin-top="0.1951in" fo:margin-bottom="0.1951in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Policepardéfaut" style:family="text">
      <style:text-properties style:font-name="Consolas" style:font-name-asian="Consolas" style:font-name-complex="Consolas" fo:font-style="italic" style:font-style-asian="italic" style:font-style-complex="italic"/>
    </style:style>
    <style:style style:name="T23" style:parent-style-name="Policepardéfaut" style:family="text">
      <style:text-properties fo:font-style="italic" style:font-style-asian="italic" style:font-style-complex="italic"/>
    </style:style>
    <style:style style:name="P24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25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26" style:parent-style-name="Paragraphedeliste" style:family="paragraph">
      <style:paragraph-properties fo:margin-top="0.1666in" fo:margin-bottom="0.1666in" fo:line-height="106%"/>
      <style:text-properties style:font-name="Consolas" style:font-name-asian="Consolas" style:font-name-complex="Consolas" fo:font-style="italic" style:font-style-asian="italic" style:font-style-complex="italic"/>
    </style:style>
    <style:style style:name="P27" style:parent-style-name="Paragraphedeliste" style:family="paragraph">
      <style:paragraph-properties fo:margin-top="0.1666in" fo:margin-bottom="0.1666in" fo:line-height="106%"/>
      <style:text-properties style:font-name="Consolas" style:font-name-asian="Consolas" style:font-name-complex="Consolas" fo:font-style="italic" style:font-style-asian="italic" style:font-style-complex="italic"/>
    </style:style>
    <style:style style:name="P28" style:parent-style-name="Paragraphedeliste" style:family="paragraph">
      <style:paragraph-properties fo:margin-top="0.1666in" fo:margin-bottom="0.1666in" fo:line-height="106%"/>
      <style:text-properties style:font-name="Consolas" style:font-name-asian="Consolas" style:font-name-complex="Consolas" fo:font-style="italic" style:font-style-asian="italic" style:font-style-complex="italic"/>
    </style:style>
    <style:style style:name="P29" style:parent-style-name="Paragraphedeliste" style:family="paragraph">
      <style:paragraph-properties fo:margin-top="0.1666in" fo:margin-bottom="0.1666in" fo:line-height="106%"/>
      <style:text-properties style:font-name="Consolas" style:font-name-asian="Consolas" style:font-name-complex="Consolas" fo:font-style="italic" style:font-style-asian="italic" style:font-style-complex="italic"/>
    </style:style>
    <style:style style:name="P30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31" style:parent-style-name="Titre3" style:family="paragraph">
      <style:paragraph-properties fo:margin-top="0.1951in" fo:margin-bottom="0.1951in"/>
    </style:style>
    <style:style style:name="T32" style:parent-style-name="Policepardéfaut" style:family="text">
      <style:text-properties fo:font-style="italic" style:font-style-asian="italic" style:font-style-complex="italic"/>
    </style:style>
    <style:style style:name="T33" style:parent-style-name="Policepardéfaut" style:family="text">
      <style:text-properties style:font-name="Consolas" style:font-name-asian="Consolas" style:font-name-complex="Consolas" fo:font-style="italic" style:font-style-asian="italic" style:font-style-complex="italic"/>
    </style:style>
    <style:style style:name="T34" style:parent-style-name="Policepardéfaut" style:family="text">
      <style:text-properties fo:font-style="italic" style:font-style-asian="italic" style:font-style-complex="italic"/>
    </style:style>
    <style:style style:name="P35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36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37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38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39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40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41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42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43" style:parent-style-name="Titre3" style:family="paragraph">
      <style:paragraph-properties fo:margin-top="0.1951in" fo:margin-bottom="0.1951in"/>
    </style:style>
    <style:style style:name="T44" style:parent-style-name="Policepardéfaut" style:family="text">
      <style:text-properties fo:font-style="italic" style:font-style-asian="italic" style:font-style-complex="italic"/>
    </style:style>
    <style:style style:name="T45" style:parent-style-name="Policepardéfaut" style:family="text">
      <style:text-properties style:font-name="Consolas" style:font-name-asian="Consolas" style:font-name-complex="Consolas" fo:font-style="italic" style:font-style-asian="italic" style:font-style-complex="italic"/>
    </style:style>
    <style:style style:name="T46" style:parent-style-name="Policepardéfaut" style:family="text">
      <style:text-properties fo:font-style="italic" style:font-style-asian="italic" style:font-style-complex="italic"/>
    </style:style>
    <style:style style:name="P47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48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49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50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51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52" style:parent-style-name="Paragraphedeliste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53" style:parent-style-name="Normal" style:family="paragraph">
      <style:paragraph-properties fo:margin-top="0.1666in" fo:margin-bottom="0.1666in"/>
      <style:text-properties fo:font-style="italic" style:font-style-asian="italic" style:font-style-complex="italic" fo:font-size="18pt" style:font-size-asian="18pt" style:font-size-complex="18pt"/>
    </style:style>
    <style:style style:name="P54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55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56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57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58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59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60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61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62" style:parent-style-name="Normal" style:family="paragraph">
      <style:paragraph-properties fo:margin-top="0.1666in" fo:margin-bottom="0.1666in"/>
      <style:text-properties fo:font-style="italic" style:font-style-asian="italic" style:font-style-complex="italic"/>
    </style:style>
    <style:style style:name="P63" style:parent-style-name="Normal" style:family="paragraph">
      <style:paragraph-properties fo:margin-top="0.1666in" fo:margin-bottom="0.1666in"/>
    </style:style>
    <style:style style:name="T64" style:parent-style-name="Policepardéfaut" style:family="text">
      <style:text-properties fo:font-style="italic" style:font-style-asian="italic" style:font-style-complex="italic"/>
    </style:style>
    <style:style style:name="P65" style:parent-style-name="Normal" style:family="paragraph">
      <style:paragraph-properties fo:margin-top="0.1666in" fo:margin-bottom="0.1666in"/>
      <style:text-properties style:font-name="Consolas" style:font-name-asian="Consolas" style:font-name-complex="Consolas" fo:font-style="italic" style:font-style-asian="italic" style:font-style-complex="italic"/>
    </style:style>
    <style:style style:name="P66" style:parent-style-name="Standard" style:family="paragraph">
      <style:paragraph-properties fo:text-align="end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embre du groupe : Jalloh Fatumata, Tawadros Ilarion<text:span text:style-name="T7">,<text:s/></text:span>Tazi<text:span text:style-name="T8"><text:s/></text:span>Maria</text:p>
      <text:p text:style-name="Standard"/>
      <text:p text:style-name="Standard"><text:span text:style-name="T9"><text:s/>Présentation du jeu</text:span></text:p>
      <text:p text:style-name="Standard">Le jeu met en scène des<text:s/><text:span text:style-name="T10">équipes</text:span><text:span text:style-name="StrongEmphasis"><text:s/></text:span><text:span text:style-name="T11">de</text:span><text:span text:style-name="StrongEmphasis"><text:s/></text:span><text:span text:style-name="T12">ninjas</text:span><text:s/>qui s’affrontent à coups de techniques spéciales. Chaque combattant possède des<text:s/><text:span text:style-name="T13">caractéristiques</text:span><text:s/>(PV, attaque, défense, vitesse) ainsi que des<text:s/><text:span text:style-name="T14">attaques</text:span><text:span text:style-name="StrongEmphasis"><text:s/></text:span><text:span text:style-name="T15">uniques</text:span>. Le joueur peut choisir son équipe et affronter une équipe ennemie, contrôlée par un autre joueur.</text:p>
      <text:p text:style-name="Standard">–&gt; trois types de combattant: attaquant,défenseur,guérisseur</text:p>
      <text:h text:style-name="P16" text:outline-level="2"><text:span text:style-name="T17">Ar</text:span><text:span text:style-name="T18">chitecture du projet</text:span></text:h>
      <text:p text:style-name="P19">Le projet est divisé en trois modules principaux pour garantir une meilleure lisibilité et maintenabilité du code :</text:p>
      <text:h text:style-name="P20" text:outline-level="3"><text:span text:style-name="T21">1.<text:s/></text:span><text:span text:style-name="T22">personnage.c</text:span><text:span text:style-name="T23"><text:s/>— par Maria</text:span></text:h>
      <text:p text:style-name="P24">Ce module est dédié à la définition des structures de données représentant les personnages, au chargement depuis les fichiers texte, et à l'affichage détaillé des statistiques. Il contient aussi la logique de sélection des personnages au début du jeu.</text:p>
      <text:p text:style-name="P25">Fonctions principales :</text:p>
      <text:list text:style-name="LFO1" text:continue-numbering="true">
        <text:list-item>
          <text:p text:style-name="P26">creerPersonnage<text:s/></text:p>
        </text:list-item>
        <text:list-item>
          <text:p text:style-name="P27">saisirPersonnage</text:p>
        </text:list-item>
        <text:list-item>
          <text:p text:style-name="P28">afficherPersonnage</text:p>
        </text:list-item>
        <text:list-item>
          <text:p text:style-name="P29">afficherPV</text:p>
        </text:list-item>
      </text:list>
      <text:p text:style-name="P30"/>
      <text:h text:style-name="P31" text:outline-level="3"><text:span text:style-name="T32">2.<text:s/></text:span><text:span text:style-name="T33">combat.c</text:span><text:span text:style-name="T34"><text:s/>— par Ilarion</text:span></text:h>
      <text:p text:style-name="P35">Ce module gère toute la mécanique de combat, y compris les attaques, les soins, les effets temporaires, et les compétences spéciales. Il vérifie les conditions de validité d'une action et applique les effets correspondants.</text:p>
      <text:p text:style-name="P36">Fonctions principales :</text:p>
      <text:list text:style-name="LFO2" text:continue-numbering="true">
        <text:list-item>
          <text:p text:style-name="P37">attaquer</text:p>
        </text:list-item>
        <text:list-item>
          <text:p text:style-name="P38">soigner</text:p>
        </text:list-item>
        <text:list-item>
          <text:p text:style-name="P39">double_attaque</text:p>
        </text:list-item>
        <text:list-item>
          <text:p text:style-name="P40">bouclier_equipe</text:p>
        </text:list-item>
        <text:list-item>
          <text:p text:style-name="P41">résurrection</text:p>
        </text:list-item>
        <text:list-item>
          <text:p text:style-name="P42">utiliser_competence</text:p>
        </text:list-item>
      </text:list>
      <text:h text:style-name="P43" text:outline-level="3"><text:span text:style-name="T44">3.<text:s/></text:span><text:span text:style-name="T45">jeu.c</text:span><text:span text:style-name="T46"><text:s/>— par Fatumata</text:span></text:h>
      <text:p text:style-name="P47">Ce module constitue le moteur du jeu. Il orchestre le déroulement des tours, affiche les équipes, permet au joueur de sélectionner des actions et gère la logique de fin de partie.</text:p>
      <text:p text:style-name="P48">Fonctions principales :</text:p>
      <text:list text:style-name="LFO3" text:continue-numbering="true">
        <text:list-item>
          <text:p text:style-name="P49">jouer_partie</text:p>
        </text:list-item>
        <text:list-item>
          <text:p text:style-name="P50">jouer_tour</text:p>
        </text:list-item>
        <text:list-item>
          <text:p text:style-name="P51">afficher_equipes</text:p>
        </text:list-item>
        <text:list-item>
          <text:p text:style-name="P52">fin_tour</text:p>
        </text:list-item>
      </text:list>
      <text:p text:style-name="P53">Difficultés rencontrées</text:p>
      <text:p text:style-name="P54">1. Gestion des cibles et validation de l'action</text:p>
      <text:p text:style-name="P55">Problème : au début, un soigneur pouvait soigner un ennemi, ou un défenseur pouvait utiliser une compétence sur un K.O.</text:p>
      <text:p text:style-name="P56">Solution : nous avons ajouté une vérification du type, de l'état (vivant) et de la compatibilité (même équipe).</text:p>
      <text:p text:style-name="P57"/>
      <text:p text:style-name="P58">3. Affichage clair en terminal</text:p>
      <text:p text:style-name="P59">Problème : lisibilité moyenne en noir &amp; blanc, confusion entre alliés et ennemis.</text:p>
      <text:p text:style-name="P60">Solution : ajout de couleurs ANSI, d'icônes typographiques, de barres de vie et d'un formatage rigoureux.</text:p>
      <text:p text:style-name="P61">4. Refus des actions incohérentes</text:p>
      <text:p text:style-name="P62">Problème : un joueur pouvait réanimer plusieurs fois ou soigner un mort.</text:p>
      <text:soft-page-break/>
      <text:p text:style-name="P63"><text:span text:style-name="T64">Solution : ajout de conditions strictes et de messages d'erreur clairs.</text:span></text:p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KaitiM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Aptos Display" style:font-name-asian="Yu Gothic Light" style:font-name-complex="Mangal" fo:color="#0F4761" fo:font-size="13pt" style:font-size-asian="13pt" style:font-size-complex="11.5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Titre2Car" style:display-name="Titre 2 Car" style:family="text" style:parent-style-name="Policepardéfaut">
      <style:text-properties style:font-name="Aptos Display" style:font-name-asian="Yu Gothic Light" style:font-name-complex="Mangal" fo:color="#0F4761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En-tête" style:family="paragraph">
      <style:text-properties fo:font-size="22pt" style:font-size-asian="22pt" style:font-size-complex="22pt"/>
    </style:style>
    <style:style style:name="P4" style:parent-style-name="En-tête" style:family="paragraph">
      <style:text-properties fo:font-size="22pt" style:font-size-asian="22pt" style:font-size-complex="22pt"/>
    </style:style>
    <style:style style:name="P5" style:parent-style-name="En-tête" style:family="paragraph">
      <style:text-properties fo:font-size="22pt" style:font-size-asian="22pt" style:font-size-complex="22pt"/>
    </style:style>
    <style:style style:name="P6" style:parent-style-name="En-tête" style:family="paragraph">
      <style:text-properties fo:font-size="22pt" style:font-size-asian="22pt" style:font-size-complex="22pt"/>
    </style:style>
  </office:automatic-styles>
  <office:master-styles>
    <style:master-page style:name="MP0" style:page-layout-name="PL0">
      <style:header>
        <text:p text:style-name="En-tête"><text:span text:style-name="T2">Projet info : Ninja</text:span></text:p>
        <text:p text:style-name="P3"/>
        <text:p text:style-name="P4"/>
        <text:p text:style-name="P5"/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tima jalloh</meta:initial-creator>
    <dc:creator>fatima jalloh</dc:creator>
    <meta:creation-date>2025-05-11T21:49:00Z</meta:creation-date>
    <dc:date>2025-05-11T21:49:00Z</dc:date>
    <meta:template xlink:href="Normal" xlink:type="simple"/>
    <meta:editing-cycles>2</meta:editing-cycles>
    <meta:editing-duration>PT60S</meta:editing-duration>
    <meta:document-statistic meta:page-count="3" meta:paragraph-count="4" meta:word-count="353" meta:character-count="2291" meta:row-count="16" meta:non-whitespace-character-count="1942"/>
  </office:meta>
</office:document-meta>
</file>